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icrosoft Yi Baiti" svg:font-family="Microsoft Yi Baiti" style:font-family-generic="script" style:font-pitch="variable" svg:panose-1="3 0 5 0 0 0 0 0 0 0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-complex="Calibri"/>
    </style:style>
    <style:style style:name="P2" style:parent-style-name="Normal" style:family="paragraph">
      <style:text-properties style:font-name-complex="Calibri"/>
    </style:style>
    <style:style style:name="P3" style:parent-style-name="Normal" style:family="paragraph">
      <style:text-properties style:font-name-complex="Calibri"/>
    </style:style>
    <style:style style:name="P4" style:parent-style-name="Normal" style:family="paragraph">
      <style:text-properties style:font-name-complex="Calibri"/>
    </style:style>
    <style:style style:name="P5" style:parent-style-name="Normal" style:family="paragraph">
      <style:text-properties style:font-name-complex="Calibri"/>
    </style:style>
    <style:style style:name="P6" style:parent-style-name="Normal" style:family="paragraph">
      <style:text-properties style:font-name-complex="Calibri"/>
    </style:style>
    <style:style style:name="P7" style:parent-style-name="Normal" style:family="paragraph">
      <style:text-properties style:font-name-complex="Calibri"/>
    </style:style>
    <style:style style:name="P8" style:parent-style-name="Normal" style:family="paragraph">
      <style:text-properties style:font-name-complex="Calibri"/>
    </style:style>
    <style:style style:name="P9" style:parent-style-name="Normal" style:family="paragraph">
      <style:text-properties style:font-name-complex="Calibri"/>
    </style:style>
    <style:style style:name="P10" style:parent-style-name="Normal" style:family="paragraph">
      <style:text-properties style:font-name-complex="Calibri"/>
    </style:style>
    <style:style style:name="P11" style:parent-style-name="Normal" style:family="paragraph">
      <style:text-properties style:font-name-complex="Calibri"/>
    </style:style>
    <style:style style:name="P12" style:parent-style-name="Normal" style:family="paragraph">
      <style:text-properties style:font-name-complex="Calibri"/>
    </style:style>
    <style:style style:name="P13" style:parent-style-name="Normal" style:family="paragraph">
      <style:text-properties style:font-name-complex="Calibri"/>
    </style:style>
    <style:style style:name="P14" style:parent-style-name="Normal" style:family="paragraph">
      <style:text-properties style:font-name-complex="Calibri"/>
    </style:style>
    <style:style style:name="P15" style:parent-style-name="Normal" style:family="paragraph">
      <style:text-properties style:font-name-complex="Calibri"/>
    </style:style>
    <style:style style:name="P16" style:parent-style-name="Normal" style:family="paragraph">
      <style:text-properties style:font-name-complex="Calibri"/>
    </style:style>
    <style:style style:name="P17" style:parent-style-name="Normal" style:family="paragraph">
      <style:text-properties style:font-name-complex="Calibri"/>
    </style:style>
    <style:style style:name="P18" style:parent-style-name="Normal" style:family="paragraph">
      <style:text-properties style:font-name-complex="Calibri"/>
    </style:style>
    <style:style style:name="P19" style:parent-style-name="Normal" style:family="paragraph">
      <style:text-properties style:font-name-complex="Calibri"/>
    </style:style>
    <style:style style:name="P20" style:parent-style-name="Normal" style:family="paragraph">
      <style:text-properties style:font-name-complex="Calibri"/>
    </style:style>
    <style:style style:name="P21" style:parent-style-name="Normal" style:family="paragraph">
      <style:text-properties style:font-name-complex="Calibri"/>
    </style:style>
    <style:style style:name="P22" style:parent-style-name="Normal" style:family="paragraph">
      <style:text-properties style:font-name-complex="Calibri"/>
    </style:style>
    <style:style style:name="P23" style:parent-style-name="Normal" style:family="paragraph">
      <style:text-properties style:font-name-complex="Calibri"/>
    </style:style>
    <style:style style:name="P24" style:parent-style-name="Normal" style:family="paragraph">
      <style:text-properties style:font-name-complex="Calibri"/>
    </style:style>
    <style:style style:name="P25" style:parent-style-name="Normal" style:family="paragraph">
      <style:text-properties style:font-name-complex="Calibri"/>
    </style:style>
    <style:style style:name="P26" style:parent-style-name="Normal" style:family="paragraph">
      <style:text-properties style:font-name-complex="Calibri"/>
    </style:style>
    <style:style style:name="P27" style:parent-style-name="Normal" style:family="paragraph">
      <style:text-properties style:font-name-complex="Calibri"/>
    </style:style>
    <style:style style:name="P28" style:parent-style-name="Normal" style:family="paragraph">
      <style:text-properties style:font-name-complex="Calibri"/>
    </style:style>
    <style:style style:name="P29" style:parent-style-name="Normal" style:family="paragraph">
      <style:text-properties style:font-name-complex="Calibri"/>
    </style:style>
    <style:style style:name="P30" style:parent-style-name="Normal" style:family="paragraph">
      <style:text-properties style:font-name-complex="Calibri"/>
    </style:style>
    <style:style style:name="P31" style:parent-style-name="Normal" style:family="paragraph">
      <style:text-properties style:font-name-complex="Calibri"/>
    </style:style>
    <style:style style:name="P32" style:parent-style-name="Normal" style:family="paragraph">
      <style:text-properties style:font-name-complex="Calibri"/>
    </style:style>
    <style:style style:name="P33" style:parent-style-name="Normal" style:family="paragraph">
      <style:text-properties style:font-name-complex="Calibri"/>
    </style:style>
    <style:style style:name="P34" style:parent-style-name="Normal" style:family="paragraph">
      <style:text-properties style:font-name-complex="Calibri"/>
    </style:style>
    <style:style style:name="P35" style:parent-style-name="Normal" style:family="paragraph">
      <style:text-properties style:font-name-complex="Calibri"/>
    </style:style>
    <style:style style:name="P36" style:parent-style-name="Normal" style:family="paragraph">
      <style:text-properties style:font-name-complex="Calibri"/>
    </style:style>
    <style:style style:name="P37" style:parent-style-name="Normal" style:family="paragraph">
      <style:text-properties style:font-name-complex="Calibri"/>
    </style:style>
    <style:style style:name="P38" style:parent-style-name="Normal" style:family="paragraph">
      <style:text-properties style:font-name-complex="Calibri"/>
    </style:style>
    <style:style style:name="P39" style:parent-style-name="Normal" style:family="paragraph">
      <style:text-properties style:font-name-complex="Calibri"/>
    </style:style>
    <style:style style:name="P40" style:parent-style-name="Normal" style:family="paragraph">
      <style:text-properties style:font-name-complex="Calibri"/>
    </style:style>
    <style:style style:name="P41" style:parent-style-name="Normal" style:family="paragraph">
      <style:text-properties style:font-name-complex="Calibri"/>
    </style:style>
    <style:style style:name="P42" style:parent-style-name="Normal" style:family="paragraph">
      <style:text-properties style:font-name-complex="Calibri"/>
    </style:style>
    <style:style style:name="P43" style:parent-style-name="Normal" style:family="paragraph">
      <style:text-properties style:font-name-complex="Calibri"/>
    </style:style>
    <style:style style:name="P44" style:parent-style-name="Normal" style:family="paragraph">
      <style:text-properties style:font-name-complex="Calibri"/>
    </style:style>
    <style:style style:name="P45" style:parent-style-name="Normal" style:family="paragraph">
      <style:text-properties style:font-name-complex="Calibri"/>
    </style:style>
    <style:style style:name="P46" style:parent-style-name="Normal" style:family="paragraph">
      <style:text-properties style:font-name-complex="Calibri"/>
    </style:style>
    <style:style style:name="P47" style:parent-style-name="Normal" style:family="paragraph">
      <style:text-properties style:font-name-complex="Calibri"/>
    </style:style>
    <style:style style:name="P48" style:parent-style-name="Normal" style:family="paragraph">
      <style:text-properties style:font-name-complex="Calibri"/>
    </style:style>
    <style:style style:name="P49" style:parent-style-name="Normal" style:family="paragraph">
      <style:text-properties style:font-name-complex="Calibri"/>
    </style:style>
    <style:style style:name="P50" style:parent-style-name="Normal" style:family="paragraph">
      <style:text-properties style:font-name-complex="Calibri"/>
    </style:style>
    <style:style style:name="P51" style:parent-style-name="Normal" style:family="paragraph">
      <style:text-properties style:font-name-complex="Calibri"/>
    </style:style>
    <style:style style:name="P52" style:parent-style-name="Normal" style:family="paragraph">
      <style:text-properties style:font-name-complex="Calibri"/>
    </style:style>
    <style:style style:name="P53" style:parent-style-name="Normal" style:family="paragraph">
      <style:text-properties style:font-name-complex="Calibri"/>
    </style:style>
    <style:style style:name="P54" style:parent-style-name="Normal" style:family="paragraph">
      <style:text-properties style:font-name-complex="Calibri"/>
    </style:style>
    <style:style style:name="P55" style:parent-style-name="Normal" style:family="paragraph">
      <style:text-properties style:font-name-complex="Calibri"/>
    </style:style>
    <style:style style:name="P56" style:parent-style-name="Normal" style:family="paragraph">
      <style:text-properties style:font-name-complex="Calibri"/>
    </style:style>
    <style:style style:name="P57" style:parent-style-name="Normal" style:family="paragraph">
      <style:text-properties style:font-name-complex="Calibri"/>
    </style:style>
    <style:style style:name="P58" style:parent-style-name="Normal" style:family="paragraph">
      <style:text-properties style:font-name-complex="Calibri"/>
    </style:style>
    <style:style style:name="P59" style:parent-style-name="Normal" style:family="paragraph">
      <style:text-properties style:font-name-complex="Calibri"/>
    </style:style>
    <style:style style:name="P60" style:parent-style-name="Normal" style:family="paragraph">
      <style:text-properties style:font-name-complex="Calibri"/>
    </style:style>
    <style:style style:name="P61" style:parent-style-name="Normal" style:family="paragraph">
      <style:text-properties style:font-name-complex="Calibri"/>
    </style:style>
    <style:style style:name="P62" style:parent-style-name="Normal" style:family="paragraph">
      <style:text-properties style:font-name-complex="Calibri"/>
    </style:style>
    <style:style style:name="P63" style:parent-style-name="Normal" style:family="paragraph">
      <style:text-properties style:font-name-complex="Calibri"/>
    </style:style>
    <style:style style:name="P64" style:parent-style-name="Normal" style:family="paragraph">
      <style:text-properties style:font-name-complex="Calibri"/>
    </style:style>
    <style:style style:name="P65" style:parent-style-name="Normal" style:family="paragraph">
      <style:text-properties style:font-name-complex="Calibri"/>
    </style:style>
    <style:style style:name="P66" style:parent-style-name="Normal" style:family="paragraph">
      <style:text-properties style:font-name-complex="Calibri"/>
    </style:style>
    <style:style style:name="P67" style:parent-style-name="Normal" style:family="paragraph">
      <style:text-properties style:font-name-complex="Calibri"/>
    </style:style>
    <style:style style:name="P68" style:parent-style-name="Normal" style:family="paragraph">
      <style:text-properties style:font-name-complex="Calibri"/>
    </style:style>
    <style:style style:name="P69" style:parent-style-name="Normal" style:family="paragraph">
      <style:text-properties style:font-name-complex="Calibri"/>
    </style:style>
    <style:style style:name="P70" style:parent-style-name="Normal" style:family="paragraph">
      <style:text-properties style:font-name-complex="Calibri"/>
    </style:style>
    <style:style style:name="P71" style:parent-style-name="Normal" style:family="paragraph">
      <style:text-properties style:font-name-complex="Calibri"/>
    </style:style>
    <style:style style:name="P72" style:parent-style-name="Normal" style:family="paragraph">
      <style:text-properties style:font-name-complex="Calibri"/>
    </style:style>
    <style:style style:name="P73" style:parent-style-name="Normal" style:family="paragraph">
      <style:text-properties style:font-name-complex="Calibri"/>
    </style:style>
    <style:style style:name="P74" style:parent-style-name="Normal" style:family="paragraph">
      <style:text-properties style:font-name-complex="Calibri"/>
    </style:style>
    <style:style style:name="P75" style:parent-style-name="Normal" style:family="paragraph">
      <style:text-properties style:font-name-complex="Calibri"/>
    </style:style>
    <style:style style:name="P76" style:parent-style-name="Normal" style:family="paragraph">
      <style:text-properties style:font-name-complex="Calibri"/>
    </style:style>
    <style:style style:name="P77" style:parent-style-name="Normal" style:family="paragraph">
      <style:text-properties style:font-name-complex="Calibri"/>
    </style:style>
    <style:style style:name="P78" style:parent-style-name="Normal" style:family="paragraph">
      <style:text-properties style:font-name-complex="Calibri"/>
    </style:style>
    <style:style style:name="P79" style:parent-style-name="Normal" style:family="paragraph">
      <style:text-properties style:font-name-complex="Calibri"/>
    </style:style>
    <style:style style:name="P80" style:parent-style-name="Normal" style:family="paragraph">
      <style:text-properties style:font-name-complex="Calibri"/>
    </style:style>
    <style:style style:name="P81" style:parent-style-name="Normal" style:family="paragraph">
      <style:text-properties style:font-name-complex="Calibri"/>
    </style:style>
    <style:style style:name="P82" style:parent-style-name="Normal" style:family="paragraph">
      <style:text-properties style:font-name-complex="Calibri"/>
    </style:style>
    <style:style style:name="P83" style:parent-style-name="Normal" style:family="paragraph">
      <style:text-properties style:font-name-complex="Calibri"/>
    </style:style>
    <style:style style:name="P84" style:parent-style-name="Normal" style:family="paragraph">
      <style:text-properties style:font-name-complex="Calibri"/>
    </style:style>
    <style:style style:name="P85" style:parent-style-name="Normal" style:family="paragraph">
      <style:text-properties style:font-name-complex="Calibri"/>
    </style:style>
    <style:style style:name="P86" style:parent-style-name="Normal" style:family="paragraph">
      <style:text-properties style:font-name-complex="Calibri"/>
    </style:style>
    <style:style style:name="P87" style:parent-style-name="Normal" style:family="paragraph">
      <style:text-properties style:font-name-complex="Calibri"/>
    </style:style>
    <style:style style:name="P88" style:parent-style-name="Normal" style:family="paragraph">
      <style:text-properties style:font-name-complex="Calibri"/>
    </style:style>
    <style:style style:name="P89" style:parent-style-name="Normal" style:family="paragraph">
      <style:text-properties style:font-name-complex="Calibri"/>
    </style:style>
    <style:style style:name="P90" style:parent-style-name="Normal" style:family="paragraph">
      <style:text-properties style:font-name-complex="Calibri"/>
    </style:style>
    <style:style style:name="P91" style:parent-style-name="Normal" style:family="paragraph">
      <style:text-properties style:font-name-complex="Calibri"/>
    </style:style>
    <style:style style:name="P92" style:parent-style-name="Normal" style:family="paragraph">
      <style:text-properties style:font-name-complex="Calibri"/>
    </style:style>
    <style:style style:name="P93" style:parent-style-name="Normal" style:family="paragraph">
      <style:text-properties style:font-name-complex="Calibri"/>
    </style:style>
    <style:style style:name="P94" style:parent-style-name="Normal" style:family="paragraph">
      <style:text-properties style:font-name-complex="Calibri"/>
    </style:style>
    <style:style style:name="P95" style:parent-style-name="Normal" style:family="paragraph">
      <style:text-properties style:font-name-complex="Calibri"/>
    </style:style>
    <style:style style:name="P96" style:parent-style-name="Normal" style:family="paragraph">
      <style:text-properties style:font-name-complex="Calibri"/>
    </style:style>
    <style:style style:name="P97" style:parent-style-name="Normal" style:family="paragraph">
      <style:text-properties style:font-name-complex="Calibri"/>
    </style:style>
    <style:style style:name="P98" style:parent-style-name="Normal" style:family="paragraph">
      <style:text-properties style:font-name-complex="Calibri"/>
    </style:style>
    <style:style style:name="P99" style:parent-style-name="Normal" style:family="paragraph">
      <style:text-properties style:font-name-complex="Calibri"/>
    </style:style>
    <style:style style:name="P100" style:parent-style-name="Normal" style:family="paragraph">
      <style:text-properties style:font-name-complex="Calibri"/>
    </style:style>
    <style:style style:name="P101" style:parent-style-name="Normal" style:family="paragraph">
      <style:text-properties style:font-name-complex="Calibri"/>
    </style:style>
    <style:style style:name="P102" style:parent-style-name="Normal" style:family="paragraph">
      <style:text-properties style:font-name-complex="Calibri"/>
    </style:style>
    <style:style style:name="P103" style:parent-style-name="Normal" style:family="paragraph">
      <style:text-properties style:font-name-complex="Calibri"/>
    </style:style>
    <style:style style:name="P104" style:parent-style-name="Normal" style:family="paragraph">
      <style:text-properties style:font-name-complex="Calibri"/>
    </style:style>
    <style:style style:name="P105" style:parent-style-name="Normal" style:family="paragraph">
      <style:text-properties style:font-name-complex="Calibri"/>
    </style:style>
    <style:style style:name="P106" style:parent-style-name="Normal" style:family="paragraph">
      <style:text-properties style:font-name-complex="Calibri"/>
    </style:style>
    <style:style style:name="P107" style:parent-style-name="Normal" style:family="paragraph">
      <style:text-properties style:font-name-complex="Calibri"/>
    </style:style>
    <style:style style:name="P108" style:parent-style-name="Normal" style:family="paragraph">
      <style:text-properties style:font-name-complex="Calibri"/>
    </style:style>
    <style:style style:name="P109" style:parent-style-name="Normal" style:family="paragraph">
      <style:text-properties style:font-name-complex="Calibri"/>
    </style:style>
    <style:style style:name="P110" style:parent-style-name="Normal" style:family="paragraph">
      <style:text-properties style:font-name-complex="Calibri"/>
    </style:style>
    <style:style style:name="P111" style:parent-style-name="Normal" style:family="paragraph">
      <style:text-properties style:font-name-complex="Calibri"/>
    </style:style>
    <style:style style:name="P112" style:parent-style-name="Normal" style:family="paragraph">
      <style:text-properties style:font-name-complex="Calibri"/>
    </style:style>
    <style:style style:name="P113" style:parent-style-name="Normal" style:family="paragraph">
      <style:text-properties style:font-name-complex="Calibri"/>
    </style:style>
    <style:style style:name="P114" style:parent-style-name="Normal" style:family="paragraph">
      <style:text-properties style:font-name-complex="Calibri"/>
    </style:style>
    <style:style style:name="P115" style:parent-style-name="Normal" style:family="paragraph">
      <style:text-properties style:font-name-complex="Calibri"/>
    </style:style>
    <style:style style:name="P116" style:parent-style-name="Normal" style:family="paragraph">
      <style:text-properties style:font-name-complex="Calibri"/>
    </style:style>
    <style:style style:name="P117" style:parent-style-name="Normal" style:family="paragraph">
      <style:text-properties style:font-name-complex="Calibri"/>
    </style:style>
    <style:style style:name="P118" style:parent-style-name="Normal" style:family="paragraph">
      <style:text-properties style:font-name-complex="Calibri"/>
    </style:style>
    <style:style style:name="P119" style:parent-style-name="Normal" style:family="paragraph">
      <style:text-properties style:font-name-complex="Calibri"/>
    </style:style>
    <style:style style:name="P120" style:parent-style-name="Normal" style:family="paragraph">
      <style:text-properties style:font-name-complex="Calibri"/>
    </style:style>
    <style:style style:name="P121" style:parent-style-name="Normal" style:family="paragraph">
      <style:text-properties style:font-name-complex="Calibri"/>
    </style:style>
    <style:style style:name="P122" style:parent-style-name="Normal" style:family="paragraph">
      <style:text-properties style:font-name-complex="Calibri"/>
    </style:style>
    <style:style style:name="P123" style:parent-style-name="Normal" style:family="paragraph">
      <style:text-properties style:font-name-complex="Calibri"/>
    </style:style>
    <style:style style:name="T124" style:parent-style-name="DefaultParagraphFont" style:family="text">
      <style:text-properties style:font-name="Microsoft Yi Baiti" style:font-name-complex="Microsoft Yi Baiti"/>
    </style:style>
    <style:style style:name="P125" style:parent-style-name="Normal" style:family="paragraph">
      <style:text-properties style:font-name-complex="Calibri"/>
    </style:style>
    <style:style style:name="P126" style:parent-style-name="Normal" style:family="paragraph">
      <style:text-properties style:font-name-complex="Calibri"/>
    </style:style>
    <style:style style:name="P127" style:parent-style-name="Normal" style:family="paragraph">
      <style:text-properties style:font-name-complex="Calibri"/>
    </style:style>
    <style:style style:name="P128" style:parent-style-name="Normal" style:family="paragraph">
      <style:text-properties style:font-name-complex="Calibri"/>
    </style:style>
    <style:style style:name="P129" style:parent-style-name="Normal" style:family="paragraph">
      <style:text-properties style:font-name-complex="Calibri"/>
    </style:style>
    <style:style style:name="P130" style:parent-style-name="Normal" style:family="paragraph">
      <style:text-properties style:font-name-complex="Calibri"/>
    </style:style>
    <style:style style:name="P131" style:parent-style-name="Normal" style:family="paragraph">
      <style:text-properties style:font-name-complex="Calibri"/>
    </style:style>
    <style:style style:name="P132" style:parent-style-name="Normal" style:family="paragraph">
      <style:text-properties style:font-name-complex="Calibri"/>
    </style:style>
    <style:style style:name="P133" style:parent-style-name="Normal" style:family="paragraph">
      <style:text-properties style:font-name-complex="Calibri"/>
    </style:style>
    <style:style style:name="P134" style:parent-style-name="Normal" style:family="paragraph">
      <style:text-properties style:font-name-complex="Calibri"/>
    </style:style>
    <style:style style:name="P135" style:parent-style-name="Normal" style:family="paragraph">
      <style:text-properties style:font-name-complex="Calibri"/>
    </style:style>
    <style:style style:name="P136" style:parent-style-name="Normal" style:family="paragraph">
      <style:text-properties style:font-name-complex="Calibri"/>
    </style:style>
    <style:style style:name="P137" style:parent-style-name="Normal" style:family="paragraph">
      <style:text-properties style:font-name-complex="Calibri"/>
    </style:style>
    <style:style style:name="P138" style:parent-style-name="Normal" style:family="paragraph">
      <style:text-properties style:font-name-complex="Calibri"/>
    </style:style>
    <style:style style:name="P139" style:parent-style-name="Normal" style:family="paragraph">
      <style:text-properties style:font-name-complex="Calibri"/>
    </style:style>
    <style:style style:name="P140" style:parent-style-name="Normal" style:family="paragraph">
      <style:text-properties style:font-name-complex="Calibri"/>
    </style:style>
    <style:style style:name="P141" style:parent-style-name="Normal" style:family="paragraph">
      <style:text-properties style:font-name-complex="Calibri"/>
    </style:style>
    <style:style style:name="P142" style:parent-style-name="Normal" style:family="paragraph">
      <style:text-properties style:font-name-complex="Calibri"/>
    </style:style>
    <style:style style:name="P143" style:parent-style-name="Normal" style:family="paragraph">
      <style:text-properties style:font-name-complex="Calibri"/>
    </style:style>
    <style:style style:name="P144" style:parent-style-name="Normal" style:family="paragraph">
      <style:text-properties style:font-name-complex="Calibri"/>
    </style:style>
    <style:style style:name="P145" style:parent-style-name="Normal" style:family="paragraph">
      <style:text-properties style:font-name-complex="Calibri"/>
    </style:style>
    <style:style style:name="T146" style:parent-style-name="DefaultParagraphFont" style:family="text">
      <style:text-properties style:font-name-complex="Calibri"/>
    </style:style>
  </office:automatic-styles>
  <office:body>
    <office:text text:use-soft-page-breaks="true">
      <text:p text:style-name="P1">Firebug</text:p>
      <text:p text:style-name="P2"><text:s text:c="6"/>Written by Joe Hewitt after he left Mozilla</text:p>
      <text:p text:style-name="P3"><text:s text:c="6"/>Taken up by IBM as a research project</text:p>
      <text:p text:style-name="P4"><text:s text:c="6"/>Still an IBM project when Mozilla realized they needed to be serious</text:p>
      <text:p text:style-name="P5"><text:s text:c="6"/>It's no longer an IBM project and the teams are working closely together sharing code etc</text:p>
      <text:p text:style-name="P6"><text:s text:c="6"/>Also we wanted to do things differently</text:p>
      <text:p text:style-name="P7"/>
      <text:p text:style-name="P8">Channels</text:p>
      <text:p text:style-name="P9"><text:s text:c="6"/>Every 6 weeks we all move up one</text:p>
      <text:p text:style-name="P10"><text:s text:c="6"/>Fixes always land on Nightly first</text:p>
      <text:p text:style-name="P11"><text:s text:c="6"/>Think of it as a scale of experimental not stability</text:p>
      <text:p text:style-name="P12"><text:s text:c="6"/>Suggest Use Aurora - I'm using Nightly</text:p>
      <text:p text:style-name="P13"/>
      <text:p text:style-name="P14">Show Notes</text:p>
      <text:p text:style-name="P15"/>
      <text:p text:style-name="P16">Agenda</text:p>
      <text:p text:style-name="P17"><text:s text:c="6"/>Some basics - Explain UI:</text:p>
      <text:p text:style-name="P18"><text:s text:c="6"/>2 views of each of the panels - expanded/contracted</text:p>
      <text:p text:style-name="P19"><text:s text:c="6"/>Developer toolbar - open most of the time</text:p>
      <text:p text:style-name="P20"><text:s text:c="6"/>Command line for all the 'other tools'</text:p>
      <text:p text:style-name="P21"/>
      <text:p text:style-name="P22">Editing: Style Editor</text:p>
      <text:p text:style-name="P23"><text:s text:c="6"/>Style editor - change background color</text:p>
      <text:p text:style-name="P24"><text:s text:c="8"/>open main.css in vi</text:p>
      <text:p text:style-name="P25"><text:s text:c="8"/>main.css:46 mess with rgba(40,40,40,1)</text:p>
      <text:p text:style-name="P26"><text:s text:c="8"/>save to current</text:p>
      <text:p text:style-name="P27"/>
      <text:p text:style-name="P28">Editing: Scratchpad</text:p>
      <text:p text:style-name="P29"><text:s text:c="6"/>Useful for writing JS in before you add to &lt;script&gt; tag</text:p>
      <text:p text:style-name="P30"><text:s text:c="8"/>Next page - Reveal.navigateNext();</text:p>
      <text:p text:style-name="P31"><text:s text:c="8"/>Runs against current page automatically</text:p>
      <text:p text:style-name="P32"><text:s text:c="8"/>It's more permanent - quit/reopen</text:p>
      <text:p text:style-name="P33"><text:s text:c="6"/>Chrome hacking:</text:p>
      <text:p text:style-name="P34"><text:s text:c="8"/>alert('hi');</text:p>
      <text:p text:style-name="P35"><text:s text:c="8"/>devtools.chrome.enabled, repeat</text:p>
      <text:p text:style-name="P36"><text:s text:c="8"/>Scratchpad upgrade - Bug 739261</text:p>
      <text:p text:style-name="P37"><text:s text:c="10"/>https://gist.github.com/2145830/</text:p>
      <text:p text:style-name="P38"><text:s text:c="10"/>https://raw.github.com/campd/scratchpad-gist/master/bootstrap.js</text:p>
      <text:p text:style-name="P39"><text:s text:c="8"/>Magnifier - You'll need your own clone</text:p>
      <text:p text:style-name="P40"><text:s text:c="10"/>https://gist.github.com/2944388</text:p>
      <text:p text:style-name="P41"><text:s text:c="6"/>Live Scratchpad</text:p>
      <text:p text:style-name="P42"><text:s text:c="8"/>function getDocument() {</text:p>
      <text:p text:style-name="P43"><text:s text:c="10"/>return document;</text:p>
      <text:p text:style-name="P44"><text:s text:c="8"/>}</text:p>
      <text:p text:style-name="P45"><text:s text:c="8"/>function check(input) {</text:p>
      <text:p text:style-name="P46"><text:s text:c="10"/>if (input == 2) return 'II';</text:p>
      <text:p text:style-name="P47"><text:s text:c="10"/>else if (input == 10) return 'X';</text:p>
      <text:p text:style-name="P48"><text:s text:c="10"/>else return 'unknown';</text:p>
      <text:p text:style-name="P49"><text:s text:c="8"/>}</text:p>
      <text:soft-page-break/>
      <text:p text:style-name="P50">Responsive Design View</text:p>
      <text:p text:style-name="P51">The Preset Problem</text:p>
      <text:p text:style-name="P52"><text:s text:c="6"/>* Physical device dimensions</text:p>
      <text:p text:style-name="P53"><text:s text:c="6"/>* OS / version</text:p>
      <text:p text:style-name="P54"><text:s text:c="6"/>* Browser / version</text:p>
      <text:p text:style-name="P55"><text:s text:c="6"/>* Screen orientation</text:p>
      <text:p text:style-name="P56"><text:s text:c="6"/>* Viewport settings</text:p>
      <text:p text:style-name="P57"><text:s text:c="6"/>The options are evolving</text:p>
      <text:p text:style-name="P58"/>
      <text:p text:style-name="P59">Tilt</text:p>
      <text:p text:style-name="P60"><text:s text:c="8"/>Investigating a page you don't understand</text:p>
      <text:p text:style-name="P61"><text:s text:c="12"/>Someone else's page (how does it work e.g. slides)</text:p>
      <text:p text:style-name="P62"><text:s text:c="12"/>'Your' page (what is going on here)</text:p>
      <text:p text:style-name="P63"><text:s text:c="8"/>Use it with the Inspector</text:p>
      <text:p text:style-name="P64"><text:s text:c="8"/>x - hide node</text:p>
      <text:p text:style-name="P65"><text:s text:c="8"/>f - focus node</text:p>
      <text:p text:style-name="P66"><text:s text:c="8"/>Show HTML view alongside Tilt</text:p>
      <text:p text:style-name="P67"/>
      <text:p text:style-name="P68">Tilt Add-on</text:p>
      <text:p text:style-name="P69">Tilt Tilt Video</text:p>
      <text:p text:style-name="P70">Blender</text:p>
      <text:p text:style-name="P71">Enterprise</text:p>
      <text:p text:style-name="P72">Future Tilt</text:p>
      <text:p text:style-name="P73"/>
      <text:p text:style-name="P74">Inspector</text:p>
      <text:p text:style-name="P75"><text:s text:c="8"/>Recently added:</text:p>
      <text:p text:style-name="P76"><text:s text:c="10"/>Retaining rules with invalid property values</text:p>
      <text:p text:style-name="P77"><text:s text:c="10"/>Displaying @media queries</text:p>
      <text:p text:style-name="P78">Inspector : Future</text:p>
      <text:p text:style-name="P79"/>
      <text:p text:style-name="P80">Debugger</text:p>
      <text:p text:style-name="P81">Debugger Demo</text:p>
      <text:p text:style-name="P82"><text:s text:c="6"/>https://gist.github.com/2944434</text:p>
      <text:p text:style-name="P83"/>
      <text:p text:style-name="P84"><text:s text:c="6"/>Full version:</text:p>
      <text:p text:style-name="P85"><text:s text:c="8"/>Debugger object: the ziggurat demo</text:p>
      <text:p text:style-name="P86"><text:s text:c="8"/>youtu.be/mT-6IQB4vi4</text:p>
      <text:p text:style-name="P87"><text:s text:c="6"/>How JS works and the Debugger API</text:p>
      <text:p text:style-name="P88"><text:s text:c="8"/>youtu.be/WKIkOcuVG7w</text:p>
      <text:p text:style-name="P89"/>
      <text:p text:style-name="P90">Ziggurat demo</text:p>
      <text:p text:style-name="P91">How JS Works</text:p>
      <text:p text:style-name="P92"/>
      <text:p text:style-name="P93">History: Web Console</text:p>
      <text:p text:style-name="P94"><text:s text:c="6"/>Just undergoing significant re-write to make it asynchronous</text:p>
      <text:p text:style-name="P95"><text:s text:c="6"/>Adding lots of security warnings</text:p>
      <text:p text:style-name="P96"/>
      <text:p text:style-name="P97">History: Network Monitor</text:p>
      <text:p text:style-name="P98"><text:s text:c="6"/>Sharing code with Firebug</text:p>
      <text:p text:style-name="P99">Control: Command Line</text:p>
      <text:p text:style-name="P100"><text:s text:c="8"/>One of my go-to tools for a long time was Web Developer Toolbar</text:p>
      <text:p text:style-name="P101"><text:s text:c="13"/>*demo*</text:p>
      <text:p text:style-name="P102"><text:s text:c="9"/>The problem is the UI - it's too complex</text:p>
      <text:p text:style-name="P103"><text:s text:c="13"/>but it's also too simple - often it didn't have quite the tool I wanted</text:p>
      <text:p text:style-name="P104"><text:s text:c="9"/>How do we in developer tools, support this, but better?</text:p>
      <text:p text:style-name="P105"/>
      <text:p text:style-name="P106"><text:s text:c="9"/>Developers like command lines because:</text:p>
      <text:p text:style-name="P107"><text:s text:c="13"/>they can contain a huge amount of power and not become bloated</text:p>
      <text:p text:style-name="P108"><text:s text:c="13"/>they can be customized</text:p>
      <text:p text:style-name="P109"><text:s text:c="13"/>speed - keyboard &gt; mouse</text:p>
      <text:p text:style-name="P110"/>
      <text:p text:style-name="P111"><text:s text:c="9"/>The trouble is, we're using this ...</text:p>
      <text:p text:style-name="P112"><text:s text:c="13"/>teletype</text:p>
      <text:p text:style-name="P113"><text:s text:c="13"/>pdp7</text:p>
      <text:p text:style-name="P114">|</text:p>
      <text:p text:style-name="P115"><text:s text:c="8"/>pipe</text:p>
      <text:p text:style-name="P116"><text:s text:c="8"/>very clever way to solve the problem of building something up from parts</text:p>
      <text:p text:style-name="P117"><text:s text:c="16"/>when you have less than 1k to play with</text:p>
      <text:p text:style-name="P118"><text:s text:c="8"/>today 6 orders of magnitude more</text:p>
      <text:p text:style-name="P119">&amp;</text:p>
      <text:p text:style-name="P120"><text:s text:c="8"/>when unix was invented computers needed tricks to enable them to do</text:p>
      <text:p text:style-name="P121"><text:s text:c="10"/>more than one thing at a time</text:p>
      <text:p text:style-name="P122"><text:s text:c="8"/>now the problem is the opposite</text:p>
      <text:p text:style-name="P123"><text:s text:c="10"/>we have to break a problem down for the computer</text:p>
      <text:p text:style-name="Normal"><text:span text:style-name="T124">ꃕ</text:span></text:p>
      <text:p text:style-name="P125"><text:s text:c="8"/>YI SYLLABLE FOX</text:p>
      <text:p text:style-name="P126"><text:s text:c="8"/>unix command line is nearly tied to ascii. it is tied to a character</text:p>
      <text:p text:style-name="P127"><text:s text:c="8"/>set that is monospaced</text:p>
      <text:p text:style-name="P128"><text:s text:c="8"/>most of the world isn’t</text:p>
      <text:p text:style-name="P129"><text:s text:c="8"/>graphics certainly out</text:p>
      <text:p text:style-name="P130">0</text:p>
      <text:p text:style-name="P131"><text:s text:c="8"/>shell knows nothing about the commands that it is about to execute</text:p>
      <text:p text:style-name="P132"><text:s text:c="8"/>As a result our command lines are opaque, hard to learn, unfriendly</text:p>
      <text:p text:style-name="P133">Demo</text:p>
      <text:p text:style-name="P134"><text:s text:c="8"/>echo hello world</text:p>
      <text:p text:style-name="P135"><text:s text:c="8"/>sleep hello</text:p>
      <text:p text:style-name="P136"><text:s text:c="8"/>sleep 6&lt;UP&gt;&lt;DOWN&gt;</text:p>
      <text:p text:style-name="P137"><text:s text:c="8"/>sleep 2</text:p>
      <text:p text:style-name="P138"><text:s text:c="8"/>intro</text:p>
      <text:p text:style-name="P139"><text:s text:c="8"/>s</text:p>
      <text:p text:style-name="P140"><text:s text:c="8"/>edit css#gcli-menu</text:p>
      <text:p text:style-name="P141"><text:s text:c="8"/>gcli node #gcli-display</text:p>
      <text:p text:style-name="P142"/>
      <text:p text:style-name="P143"><text:s text:c="8"/>https://gist.github.com/2944612</text:p>
      <text:p text:style-name="P144"/>
      <text:p text:style-name="P145">Command Line: Future</text:p>
      <text:p text:style-name="Normal"><text:span text:style-name="T146">Thank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icrosoft Yi Baiti" svg:font-family="Microsoft Yi Baiti" style:font-family-generic="script" style:font-pitch="variable" svg:panose-1="3 0 5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paragraph-properties fo:margin-bottom="0in"/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e Walker</meta:initial-creator>
    <dc:creator>Joe Walker</dc:creator>
    <meta:creation-date>2012-06-17T21:21:00Z</meta:creation-date>
    <dc:date>2012-06-17T21:32:00Z</dc:date>
    <meta:print-date>2012-06-17T21:32:00Z</meta:print-date>
    <meta:template xlink:href="Normal.dotm" xlink:type="simple"/>
    <meta:editing-cycles>1</meta:editing-cycles>
    <meta:editing-duration>PT600S</meta:editing-duration>
    <meta:document-statistic meta:page-count="3" meta:paragraph-count="8" meta:word-count="659" meta:character-count="4411" meta:row-count="31" meta:non-whitespace-character-count="3760"/>
  </office:meta>
</office:document-meta>
</file>